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EscapeTag.setDefaultHtmlEscape( boolean defaultHtml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scapeTag.doStartTag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